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fo:font-style="italic" style:font-style-asian="italic" style:font-style-complex="italic"/>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office:automatic-styles>
  <office:body>
    <office:text>
      <text:h text:style-name="Heading_20_1" text:outline-level="1">Regular expressions in R vs RStudio</text:h>
      <text:p text:style-name="First_20_paragraph">The 'regex' family of languages and commands is used for manipulating text strings. More specifically, regular expressions are typically used for finding specific patterns of characters and replacing them with others. These technique have a range of applications and R's base installation has powerful regex tools (not to mention add-on packages for string manipulation such as <text:a xlink:type="simple" xlink:href="http://cran.r-project.org/web/packages/stringr/index.html" office:name=""><text:span text:style-name="Definition">stringr</text:span></text:a>). Yet regex in R is cause of much confusion, as indicated by the multitude of <text:a xlink:type="simple" xlink:href="http://stackoverflow.com/search?q=[r]+regex" office:name=""><text:span text:style-name="Definition">stackoverflow questions on the subject</text:span></text:a> and the documentation is difficult for novices to the world of regex.</text:p>
      <text:p text:style-name="Text_20_body">In this post we are going to see a few reproducible examples of R's implementation of regular expressions and how it can make your life easier. There is already much useful information on the topic such as a simple how-to on using <text:a xlink:type="simple" xlink:href="http://www.r-bloggers.com/making-regex-examples-work-for-you/" office:name=""><text:span text:style-name="Definition">regex to load files with specific names</text:span></text:a>, an excellent introduction from <text:a xlink:type="simple" xlink:href="http://www.regular-expressions.info/rlanguage.html" office:name=""><text:span text:style-name="Definition">Regular-Expressions.info</text:span></text:a> and R's terse documentation on the matter triggered with <text:span text:style-name="T1">?regex</text:span>. In an attempt to adhere to the DRY principle, this article will focus on just three topics: R's basic regex commands, search and replace in R and RStudio's implementation of regex. The final topic has rarely been discussed yet understanding the differences between regex in RStudio's search panel and in standard R can save much time. RStudio's implementation of regex is <text:a xlink:type="simple" xlink:href="https://support.rstudio.com/hc/communities/public/questions/200641328-regex-replace?locale=en-us" office:name=""><text:span text:style-name="Definition">confusingly different</text:span></text:a> from R's default regex behaviour.</text:p>
      <text:h text:style-name="Heading_20_2" text:outline-level="2">R's basic regex commands</text:h>
      <text:p text:style-name="First_20_paragraph">Let us start with an example: illegal column names that describe age categories, attributes and which we want to eventually prefix with 'm'. Here are the original column names imported from Excel:</text:p>
      <text:p text:style-name="P1">x &lt;- c("16_24cat", "25_34cat", "35_44catch", "45_54Cat", "55_104fat")</text:p>
      <text:p text:style-name="First_20_paragraph">Imagine we first want to select all items in this string containing 'cat'. The basic regex command in R is <text:span text:style-name="T2">grep</text:span>, which simply returns the index of the matching elements:</text:p>
      <text:p text:style-name="P2">grep(pattern = "cat", x = x)</text:p>
      <text:p text:style-name="P3">## [1] 1 2 3</text:p>
      <text:p text:style-name="First_20_paragraph">Note that 'catch' was included whereas 'Cat' was not: the matching pattern can appear anywhere in the text string but is case specific. To make the search ignore cases, simply add the <text:span text:style-name="T3">ignore.case = T</text:span> argument. To exclude 'catch', the dollar sign can be used. These arguments can be used to extract the names we are really interested in:</text:p>
      <text:p text:style-name="P4">grep("cat$", x, ignore.case = T)</text:p>
      <text:p text:style-name="P5">## [1] 1 2 4</text:p>
      <text:p text:style-name="First_20_paragraph"><text:span text:style-name="T4">grepl</text:span> is the same as <text:span text:style-name="T5">grep</text:span>, only it outputs a yes/now output for each element:</text:p>
      <text:p text:style-name="P6">grepl("cat$", x, ignore.case = T)</text:p>
      <text:p text:style-name="P7">## [1] <text:s text:c="1"/>TRUE <text:s text:c="1"/>TRUE FALSE <text:s text:c="1"/>TRUE FALSE</text:p>
      <text:p text:style-name="First_20_paragraph">The final regex-related command worth knowing <text:span text:style-name="T6">strsplit</text:span>. Imagine we want all charachters on the right-hand side of the underscore.</text:p>
      <text:p text:style-name="P8">strsplit(x, split = "_")</text:p>
      <text:p text:style-name="P9">## [[1]]</text:p>
      <text:p text:style-name="P10">## [1] "16" <text:s text:c="3"/>"24cat"</text:p>
      <text:p text:style-name="P11">## </text:p>
      <text:p text:style-name="P12">## [[2]]</text:p>
      <text:p text:style-name="P13">## [1] "25" <text:s text:c="3"/>"34cat"</text:p>
      <text:p text:style-name="P14">## </text:p>
      <text:p text:style-name="P15">## [[3]]</text:p>
      <text:p text:style-name="P16">## [1] "35" <text:s text:c="5"/>"44catch"</text:p>
      <text:p text:style-name="P17">## </text:p>
      <text:p text:style-name="P18">## [[4]]</text:p>
      <text:p text:style-name="P19">## [1] "45" <text:s text:c="3"/>"54Cat"</text:p>
      <text:p text:style-name="P20">## </text:p>
      <text:p text:style-name="P21">## [[5]]</text:p>
      <text:p text:style-name="P22">## [1] "55" <text:s text:c="4"/>"104fat"</text:p>
      <text:p text:style-name="First_20_paragraph">Strangely, the hardest part of the <text:span text:style-name="T7">strsplit</text:span> function is to re-combine the list output into a useful form. For this, in base R, we need the power of <text:span text:style-name="T8">sapply</text:span>:</text:p>
      <text:p text:style-name="P23">sapply(strsplit(x, split = "_"), "[", 2)</text:p>
      <text:p text:style-name="P24">## [1] "24cat" <text:s text:c="2"/>"34cat" <text:s text:c="2"/>"44catch" "54Cat" <text:s text:c="2"/>"104fat"</text:p>
      <text:p text:style-name="First_20_paragraph">A simpler way to acheive this same result would be to use the <text:span text:style-name="T9">str_split_fixed</text:span> function of the <text:span text:style-name="T10">stringr</text:span> package:</text:p>
      <text:p text:style-name="P25">library(stringr)</text:p>
      <text:p text:style-name="P26">str_split_fixed(x, "_", 2)[, 2]</text:p>
      <text:p text:style-name="P27">## [1] "24cat" <text:s text:c="2"/>"34cat" <text:s text:c="2"/>"44catch" "54Cat" <text:s text:c="2"/>"104fat"</text:p>
      <text:h text:style-name="Heading_20_2" text:outline-level="2">Finding and replacing in R</text:h>
      <text:p text:style-name="First_20_paragraph">To search and replace the first instance of a pattern, use <text:span text:style-name="T11">sub</text:span>. Much more useful is <text:span text:style-name="T12">gsub</text:span>, which replaces all instances. To replace all instances of 'cat' with 'fat', use the following:</text:p>
      <text:p text:style-name="P28">gsub(pattern = "cat$", replacement = "fat", x = x, ignore.case = T)</text:p>
      <text:p text:style-name="P29">## [1] "16_24fat" <text:s text:c="2"/>"25_34fat" <text:s text:c="2"/>"35_44catch" "45_54fat" <text:s text:c="2"/>"55_104fat"</text:p>
      <text:p text:style-name="First_20_paragraph">Let's try something more complicated. We want all instances of two numbers followed by an alphabet letter to have an additional character inserted, but only if the first of those numbers is 3 or less:</text:p>
      <text:p text:style-name="P30">gsub("([1-3][1-9][a-z])", "m\\1", x, perl = T, )</text:p>
      <text:p text:style-name="P31">## [1] "16_m24cat" <text:s text:c="1"/>"25_m34cat" <text:s text:c="1"/>"35_44catch" "45_54Cat" <text:s text:c="2"/>"55_104fat"</text:p>
      <text:p text:style-name="First_20_paragraph">The above syntax is bizzarre, so let's run through it. - We have specified that we want <text:a xlink:type="simple" xlink:href="http://www.regular-expressions.info/perl.html" office:name=""><text:span text:style-name="Definition">Perl-esque</text:span></text:a> regex, allowing us to store groups for later referral. - The curved brackets have no impact on the search result, but are used by Perl to store the contents of the group. - The square brackests refer to any character matching the range of values indicated. - the <text:span text:style-name="T13">\\1</text:span> symbol means "replace this with the value captured in group 1", meaning that the same numbers are retained, even though the numbers were used in the match.</text:p>
      <text:h text:style-name="Heading_20_2" text:outline-level="2">Regular expressions in RStudio</text:h>
      <text:p text:style-name="First_20_paragraph">The above bullet points may seem like a daunting amount of explanation for only one line of code, and the regex is still relatively simple! More complex commands can be done, especially when the <text:span text:style-name="T14">perl = T</text:span> argument is enabled or using the more coherent <text:span text:style-name="T15">stringr</text:span> package. However, one of the main uses that R users may have for regular expressions is not their data per se - R is most useful for <text:span text:style-name="T16">quantitative</text:span> not character information after all. Regular expressions can be hugely useful for editing long R scripts to do different jobs.</text:p>
      <text:p text:style-name="Text_20_body">RStudio's search and replace functionality is well known but the little "Regex" tick mark is less so.</text:p>
      <text:p text:style-name="Text_20_body"><draw:frame draw:name="img1" svg:width="494pt" svg:height="54pt"><draw:image xlink:href="Pictures/0.png" xlink:type="simple" xlink:show="embed" xlink:actuate="onLoad"/></draw:frame></text:p>
      <text:p text:style-name="Text_20_body">Hitting that tick mark brings the whole power of Perl regex to bear on your code editing: time spent learning the functionality of regular expressions can pay dividends in fast code modification and automation of repetitive tasks.</text:p>
      <text:p text:style-name="Text_20_body">In fact, the example used throughout this article was originally implemented in RStudio to change the name of text strings so they would be valid column names. The text in the previous image means, in English, "search for any instance of <text:span text:style-name="T17">"</text:span> followed by a number and then insert the letter <text:span text:style-name="T18">m</text:span> directly after the quote mark and the number". This altered all the column names in an instant.</text:p>
      <text:h text:style-name="Heading_20_2" text:outline-level="2">Conclusion</text:h>
      <text:p text:style-name="First_20_paragraph">Clearly, there is large potential for confusion in R's implementation of regular expressions. To pick one example, the group register <text:span text:style-name="T19">$1</text:span> in RStudio and pure Perl is different from the <text:span text:style-name="T20">\\1</text:span> register used in R. It is hoped that this article, based on reproducible examples, will be of use to others. String manipulation is a common task in both data processing and coding. Understanding regular expressions in R and RStudio can make these tasks faster, less prone to human error hopefully more enjoy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